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Pictures/10000000000000080000000820A1E16DA75ED138.png" manifest:media-type="image/png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Pictures/10000000000000080000000820A1E16DA75ED138.png" manifest:media-type="image/png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20A1E16DA75ED138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4"/>
    <style:style style:name="ce4" style:family="table-cell" style:parent-style-name="Default" style:data-style-name="N126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order="0.74pt solid #000000"/>
      <style:text-properties style:font-name="Liberation Sans1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  <style:text-properties style:font-name="Liberation Sans2" fo:font-weight="bold" style:font-weight-asian="bold" style:font-weight-complex="bold"/>
    </style:style>
    <style:style style:name="ce10" style:family="table-cell" style:parent-style-name="Default" style:data-style-name="N3">
      <style:table-cell-properties fo:border="0.74pt solid #000000"/>
    </style:style>
    <style:style style:name="ce11" style:family="table-cell" style:parent-style-name="Default" style:data-style-name="N125"/>
    <style:style style:name="ce12" style:family="table-cell" style:parent-style-name="Default" style:data-style-name="N124"/>
    <style:style style:name="ce13" style:family="table-cell" style:parent-style-name="Default">
      <style:text-properties style:font-name="Liberation Sans1"/>
    </style:style>
    <style:style style:name="ce14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15" style:family="table-cell" style:parent-style-name="Default" style:data-style-name="N125">
      <style:table-cell-properties fo:border="0.74pt solid #000000"/>
    </style:style>
    <style:style style:name="ce16" style:family="table-cell" style:parent-style-name="Default">
      <style:table-cell-properties fo:background-color="#81d41a" fo:border="0.74pt solid #000000"/>
      <style:text-properties style:font-name="Liberation Sans1" fo:font-weight="bold" style:font-weight-asian="bold" style:font-weight-complex="bold"/>
    </style:style>
    <style:style style:name="ce1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order="0.74pt solid #000000"/>
    </style:style>
    <style:style style:name="ce19" style:family="table-cell" style:parent-style-name="Default" style:data-style-name="N126"/>
    <style:style style:name="ce20" style:family="table-cell" style:parent-style-name="Default">
      <style:text-properties style:font-name="Liberation Sans2"/>
    </style:style>
    <style:style style:name="ce21" style:family="table-cell" style:parent-style-name="Default">
      <style:table-cell-properties fo:background-color="#81d41a" fo:border="0.74pt solid #000000"/>
      <style:text-properties style:font-name="Liberation Sans2" fo:font-weight="bold" style:font-weight-asian="bold" style:font-weight-complex="bold"/>
    </style:style>
    <style:style style:name="ce42" style:family="table-cell" style:parent-style-name="Default" style:data-style-name="N0"/>
    <style:style style:name="gr1" style:family="graphic">
      <style:graphic-properties draw:stroke="none" svg:stroke-color="#729fcf" draw:marker-start="Arrowheads_20_1" draw:fill="solid" draw:fill-color="#729fcf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Часть 1. Динамическая постоянная" table:style-name="ta1">
        <table:shapes>
          <draw:frame draw:z-index="0" draw:style-name="gr1" draw:text-style-name="P1" svg:width="6.9882in" svg:height="3.2819in" svg:x="2.7075in" svg:y="3.7193in">
            <draw:object draw:notify-on-update-of-ranges="'Часть 1. Динамическая постоянная'.D4:'Часть 1. Динамическая постоянная'.D19 'Часть 1. Динамическая постоянная'.F4:'Часть 1. Динамическая постоянная'.F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5"/>
        <table:table-column table:style-name="co1" table:default-cell-style-name="ce27"/>
        <table:table-column table:style-name="co1" table:default-cell-style-name="ce8"/>
        <table:table-column table:style-name="co1" table:default-cell-style-name="ce10"/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ce11"/>
        <table:table-column table:style-name="co1" table:number-columns-repeated="4" table:default-cell-style-name="Default"/>
        <table:table-row table:style-name="ro1" table:number-rows-repeated="2">
          <table:table-cell table:number-columns-repeated="3"/>
          <table:table-cell table:style-name="Default" table:number-columns-repeated="6"/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o, В</text:p>
          </table:table-cell>
          <table:table-cell office:value-type="float" office:value="1.26" calcext:value-type="float">
            <text:p>1.26</text:p>
          </table:table-cell>
          <table:table-cell/>
          <table:table-cell table:style-name="ce1" office:value-type="string" calcext:value-type="string">
            <text:p>x, мм</text:p>
          </table:table-cell>
          <table:table-cell table:style-name="ce1" office:value-type="string" calcext:value-type="string">
            <text:p>R, кОм</text:p>
          </table:table-cell>
          <table:table-cell table:style-name="ce1" office:value-type="string" calcext:value-type="string">
            <text:p>I, мкА</text:p>
          </table:table-cell>
          <table:table-cell table:style-name="ce6" office:value-type="string" calcext:value-type="string">
            <text:p>σx, мм</text:p>
          </table:table-cell>
          <table:table-cell table:style-name="ce6" office:value-type="string" calcext:value-type="string">
            <text:p>σR, кОм</text:p>
          </table:table-cell>
          <table:table-cell table:style-name="ce9" office:value-type="string" calcext:value-type="string">
            <text:p>σI, 10-3 мкА</text:p>
          </table:table-cell>
          <table:table-cell table:number-columns-repeated="2"/>
          <table:table-cell table:style-name="Default" office:value-type="string" calcext:value-type="string">
            <text:p>x*x</text:p>
          </table:table-cell>
          <table:table-cell table:style-name="Default" office:value-type="string" calcext:value-type="string">
            <text:p>y*x</text:p>
          </table:table-cell>
          <table:table-cell table:style-name="Default" office:value-type="string" calcext:value-type="string">
            <text:p>y*y</text:p>
          </table:table-cell>
          <table:table-cell office:value-type="string" calcext:value-type="string">
            <text:p>k, нА/мм</text:p>
          </table:table-cell>
          <table:table-cell table:style-name="ce13" office:value-type="string" calcext:value-type="string">
            <text:p>σk, 10-3 мкА/мм</text:p>
          </table:table-cell>
          <table:table-cell table:style-name="ce14" office:value-type="string" calcext:value-type="string">
            <text:p>Скр</text:p>
          </table:table-cell>
          <table:table-cell table:style-name="ce16" office:value-type="string" calcext:value-type="string">
            <text:p>σcкр</text:p>
          </table:table-cell>
        </table:table-row>
        <table:table-row table:style-name="ro1">
          <table:table-cell office:value-type="string" calcext:value-type="string">
            <text:p>a, м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.0</text:p>
          </table:table-cell>
          <table:table-cell table:formula="of:=[.$B$3]/([.E4]+[.$B$5])*[.$B$8]*1000000" office:value-type="float" office:value="241.379310344828" calcext:value-type="float">
            <text:p>241.38</text:p>
          </table:table-cell>
          <table:table-cell office:value-type="float" office:value="2" calcext:value-type="float" table:number-columns-spanned="1" table:number-rows-spanned="16">
            <text:p>2</text:p>
          </table:table-cell>
          <table:table-cell table:style-name="ce27" office:value-type="float" office:value="0.1" calcext:value-type="float" table:number-columns-spanned="1" table:number-rows-spanned="16">
            <text:p>0.1</text:p>
          </table:table-cell>
          <table:table-cell table:formula="of:=([.F4]*[.$H$4]/[.E4])*1000" office:value-type="float" office:value="12068.9655172414" calcext:value-type="float">
            <text:p>12,069</text:p>
          </table:table-cell>
          <table:table-cell table:number-columns-repeated="2"/>
          <table:table-cell table:formula="of:=[.D4]*[.D4]" office:value-type="float" office:value="64516" calcext:value-type="float">
            <text:p>64,516.00</text:p>
          </table:table-cell>
          <table:table-cell table:formula="of:=[.D4]*[.F4]" office:value-type="float" office:value="61310.3448275862" calcext:value-type="float">
            <text:p>61,310.34</text:p>
          </table:table-cell>
          <table:table-cell table:formula="of:=[.F4]*[.F4]" office:value-type="float" office:value="58263.9714625446" calcext:value-type="float">
            <text:p>58,263.971</text:p>
          </table:table-cell>
          <table:table-cell table:style-name="ce12" table:formula="of:=([.M20]-[.D20]*[.F20])/([.L20]-[.D20]*[.D20])" office:value-type="float" office:value="0.947020988537552" calcext:value-type="float">
            <text:p>0.9470</text:p>
          </table:table-cell>
          <table:table-cell table:formula="of:=SQRT(([.N20]-[.F20]*[.F20])/([.L20]-[.D20]*[.D20])-[.O4]*[.O4])/SQRT(16)" office:value-type="float" office:value="0.00147374208413687" calcext:value-type="float">
            <text:p>0.00147374208413687</text:p>
          </table:table-cell>
          <table:table-cell table:style-name="ce15" table:formula="of:=2*[.$B$4]*[.O4]" office:value-type="float" office:value="2.57589708882214" calcext:value-type="float">
            <text:p>2.576</text:p>
          </table:table-cell>
          <table:table-cell table:style-name="ce15" table:formula="of:=2*[.$B$4]*[.P4]" office:value-type="float" office:value="0.00400857846636138" calcext:value-type="float">
            <text:p>0.004</text:p>
          </table:table-cell>
        </table:table-row>
        <table:table-row table:style-name="ro1">
          <table:table-cell office:value-type="string" calcext:value-type="string">
            <text:p>Ro, кОм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2.5" calcext:value-type="float">
            <text:p>2.5</text:p>
          </table:table-cell>
          <table:table-cell table:formula="of:=[.$B$3]/([.E5]+[.$B$5])*[.$B$8]*1000000" office:value-type="float" office:value="202.572347266881" calcext:value-type="float">
            <text:p>202.57</text:p>
          </table:table-cell>
          <table:covered-table-cell table:style-name="ce8" office:value-type="float" office:value="2" calcext:value-type="float">
            <text:p>2</text:p>
          </table:covered-table-cell>
          <table:covered-table-cell office:value-type="float" office:value="0.1" calcext:value-type="float">
            <text:p>0.1</text:p>
          </table:covered-table-cell>
          <table:table-cell table:formula="of:=([.F5]*[.$H$4]/[.E5])*1000" office:value-type="float" office:value="8102.89389067524" calcext:value-type="float">
            <text:p>8,103</text:p>
          </table:table-cell>
          <table:table-cell table:number-columns-repeated="2"/>
          <table:table-cell table:formula="of:=[.D5]*[.D5]" office:value-type="float" office:value="45369" calcext:value-type="float">
            <text:p>45,369.00</text:p>
          </table:table-cell>
          <table:table-cell table:formula="of:=[.D5]*[.F5]" office:value-type="float" office:value="43147.9099678457" calcext:value-type="float">
            <text:p>43,147.91</text:p>
          </table:table-cell>
          <table:table-cell table:formula="of:=[.F5]*[.F5]" office:value-type="float" office:value="41035.5558772138" calcext:value-type="float">
            <text:p>41,035.5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.0</text:p>
          </table:table-cell>
          <table:table-cell table:formula="of:=[.$B$3]/([.E6]+[.$B$5])*[.$B$8]*1000000" office:value-type="float" office:value="174.515235457064" calcext:value-type="float">
            <text:p>174.52</text:p>
          </table:table-cell>
          <table:covered-table-cell office:value-type="float" office:value="2" calcext:value-type="float">
            <text:p>2</text:p>
          </table:covered-table-cell>
          <table:covered-table-cell office:value-type="float" office:value="0.1" calcext:value-type="float">
            <text:p>0.1</text:p>
          </table:covered-table-cell>
          <table:table-cell table:formula="of:=([.F6]*[.$H$4]/[.E6])*1000" office:value-type="float" office:value="5817.17451523546" calcext:value-type="float">
            <text:p>5,817</text:p>
          </table:table-cell>
          <table:table-cell table:number-columns-repeated="2"/>
          <table:table-cell table:formula="of:=[.D6]*[.D6]" office:value-type="float" office:value="33489" calcext:value-type="float">
            <text:p>33,489.00</text:p>
          </table:table-cell>
          <table:table-cell table:formula="of:=[.D6]*[.F6]" office:value-type="float" office:value="31936.2880886427" calcext:value-type="float">
            <text:p>31,936.29</text:p>
          </table:table-cell>
          <table:table-cell table:formula="of:=[.F6]*[.F6]" office:value-type="float" office:value="30455.5674066344" calcext:value-type="float">
            <text:p>30,455.5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3.5" calcext:value-type="float">
            <text:p>3.5</text:p>
          </table:table-cell>
          <table:table-cell table:formula="of:=[.$B$3]/([.E7]+[.$B$5])*[.$B$8]*1000000" office:value-type="float" office:value="153.284671532847" calcext:value-type="float">
            <text:p>153.28</text:p>
          </table:table-cell>
          <table:covered-table-cell table:style-name="ce8" office:value-type="float" office:value="2" calcext:value-type="float">
            <text:p>2</text:p>
          </table:covered-table-cell>
          <table:covered-table-cell office:value-type="float" office:value="0.1" calcext:value-type="float">
            <text:p>0.1</text:p>
          </table:covered-table-cell>
          <table:table-cell table:formula="of:=([.F7]*[.$H$4]/[.E7])*1000" office:value-type="float" office:value="4379.56204379562" calcext:value-type="float">
            <text:p>4,380</text:p>
          </table:table-cell>
          <table:table-cell table:number-columns-repeated="2"/>
          <table:table-cell table:formula="of:=[.D7]*[.D7]" office:value-type="float" office:value="25921" calcext:value-type="float">
            <text:p>25,921.00</text:p>
          </table:table-cell>
          <table:table-cell table:formula="of:=[.D7]*[.F7]" office:value-type="float" office:value="24678.8321167883" calcext:value-type="float">
            <text:p>24,678.83</text:p>
          </table:table-cell>
          <table:table-cell table:formula="of:=[.F7]*[.F7]" office:value-type="float" office:value="23496.1905269327" calcext:value-type="float">
            <text:p>23,496.1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/R2 </text:p>
          </table:table-cell>
          <table:table-cell table:formula="of:=1/2000" office:value-type="float" office:value="0.0005" calcext:value-type="float">
            <text:p>0.0005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" calcext:value-type="float">
            <text:p>4.0</text:p>
          </table:table-cell>
          <table:table-cell table:formula="of:=[.$B$3]/([.E8]+[.$B$5])*[.$B$8]*1000000" office:value-type="float" office:value="136.659436008677" calcext:value-type="float">
            <text:p>136.66</text:p>
          </table:table-cell>
          <table:covered-table-cell office:value-type="float" office:value="2" calcext:value-type="float">
            <text:p>2</text:p>
          </table:covered-table-cell>
          <table:covered-table-cell office:value-type="float" office:value="0.1" calcext:value-type="float">
            <text:p>0.1</text:p>
          </table:covered-table-cell>
          <table:table-cell table:formula="of:=([.F8]*[.$H$4]/[.E8])*1000" office:value-type="float" office:value="3416.48590021692" calcext:value-type="float">
            <text:p>3,416</text:p>
          </table:table-cell>
          <table:table-cell table:number-columns-repeated="2"/>
          <table:table-cell table:formula="of:=[.D8]*[.D8]" office:value-type="float" office:value="20449" calcext:value-type="float">
            <text:p>20,449.00</text:p>
          </table:table-cell>
          <table:table-cell table:formula="of:=[.D8]*[.F8]" office:value-type="float" office:value="19542.2993492408" calcext:value-type="float">
            <text:p>19,542.30</text:p>
          </table:table-cell>
          <table:table-cell table:formula="of:=[.F8]*[.F8]" office:value-type="float" office:value="18675.8014502096" calcext:value-type="float">
            <text:p>18,675.8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office:value-type="float" office:value="4.5" calcext:value-type="float">
            <text:p>4.5</text:p>
          </table:table-cell>
          <table:table-cell table:formula="of:=[.$B$3]/([.E9]+[.$B$5])*[.$B$8]*1000000" office:value-type="float" office:value="123.287671232877" calcext:value-type="float">
            <text:p>123.29</text:p>
          </table:table-cell>
          <table:covered-table-cell table:style-name="ce8" office:value-type="float" office:value="2" calcext:value-type="float">
            <text:p>2</text:p>
          </table:covered-table-cell>
          <table:covered-table-cell office:value-type="float" office:value="0.1" calcext:value-type="float">
            <text:p>0.1</text:p>
          </table:covered-table-cell>
          <table:table-cell table:formula="of:=([.F9]*[.$H$4]/[.E9])*1000" office:value-type="float" office:value="2739.72602739726" calcext:value-type="float">
            <text:p>2,740</text:p>
          </table:table-cell>
          <table:table-cell table:number-columns-repeated="2"/>
          <table:table-cell table:formula="of:=[.D9]*[.D9]" office:value-type="float" office:value="16641" calcext:value-type="float">
            <text:p>16,641.00</text:p>
          </table:table-cell>
          <table:table-cell table:formula="of:=[.D9]*[.F9]" office:value-type="float" office:value="15904.1095890411" calcext:value-type="float">
            <text:p>15,904.11</text:p>
          </table:table-cell>
          <table:table-cell table:formula="of:=[.F9]*[.F9]" office:value-type="float" office:value="15199.8498780259" calcext:value-type="float">
            <text:p>15,199.85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.0</text:p>
          </table:table-cell>
          <table:table-cell table:formula="of:=[.$B$3]/([.E10]+[.$B$5])*[.$B$8]*1000000" office:value-type="float" office:value="112.299465240642" calcext:value-type="float">
            <text:p>112.30</text:p>
          </table:table-cell>
          <table:covered-table-cell office:value-type="float" office:value="2" calcext:value-type="float">
            <text:p>2</text:p>
          </table:covered-table-cell>
          <table:covered-table-cell office:value-type="float" office:value="0.1" calcext:value-type="float">
            <text:p>0.1</text:p>
          </table:covered-table-cell>
          <table:table-cell table:formula="of:=([.F10]*[.$H$4]/[.E10])*1000" office:value-type="float" office:value="2245.98930481283" calcext:value-type="float">
            <text:p>2,246</text:p>
          </table:table-cell>
          <table:table-cell table:number-columns-repeated="2"/>
          <table:table-cell table:formula="of:=[.D10]*[.D10]" office:value-type="float" office:value="13689" calcext:value-type="float">
            <text:p>13,689.00</text:p>
          </table:table-cell>
          <table:table-cell table:formula="of:=[.D10]*[.F10]" office:value-type="float" office:value="13139.0374331551" calcext:value-type="float">
            <text:p>13,139.04</text:p>
          </table:table-cell>
          <table:table-cell table:formula="of:=[.F10]*[.F10]" office:value-type="float" office:value="12611.1698933341" calcext:value-type="float">
            <text:p>12,611.17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5.5" calcext:value-type="float">
            <text:p>5.5</text:p>
          </table:table-cell>
          <table:table-cell table:formula="of:=[.$B$3]/([.E11]+[.$B$5])*[.$B$8]*1000000" office:value-type="float" office:value="103.109656301146" calcext:value-type="float">
            <text:p>103.11</text:p>
          </table:table-cell>
          <table:covered-table-cell table:style-name="ce8" office:value-type="float" office:value="2" calcext:value-type="float">
            <text:p>2</text:p>
          </table:covered-table-cell>
          <table:covered-table-cell office:value-type="float" office:value="0.1" calcext:value-type="float">
            <text:p>0.1</text:p>
          </table:covered-table-cell>
          <table:table-cell table:formula="of:=([.F11]*[.$H$4]/[.E11])*1000" office:value-type="float" office:value="1874.72102365719" calcext:value-type="float">
            <text:p>1,875</text:p>
          </table:table-cell>
          <table:table-cell table:number-columns-repeated="2"/>
          <table:table-cell table:formula="of:=[.D11]*[.D11]" office:value-type="float" office:value="11664" calcext:value-type="float">
            <text:p>11,664.00</text:p>
          </table:table-cell>
          <table:table-cell table:formula="of:=[.D11]*[.F11]" office:value-type="float" office:value="11135.8428805237" calcext:value-type="float">
            <text:p>11,135.84</text:p>
          </table:table-cell>
          <table:table-cell table:formula="of:=[.F11]*[.F11]" office:value-type="float" office:value="10631.6012225404" calcext:value-type="float">
            <text:p>10,631.6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.0</text:p>
          </table:table-cell>
          <table:table-cell table:formula="of:=[.$B$3]/([.E12]+[.$B$5])*[.$B$8]*1000000" office:value-type="float" office:value="95.3101361573374" calcext:value-type="float">
            <text:p>95.31</text:p>
          </table:table-cell>
          <table:covered-table-cell office:value-type="float" office:value="2" calcext:value-type="float">
            <text:p>2</text:p>
          </table:covered-table-cell>
          <table:covered-table-cell office:value-type="float" office:value="0.1" calcext:value-type="float">
            <text:p>0.1</text:p>
          </table:covered-table-cell>
          <table:table-cell table:formula="of:=([.F12]*[.$H$4]/[.E12])*1000" office:value-type="float" office:value="1588.50226928896" calcext:value-type="float">
            <text:p>1,589</text:p>
          </table:table-cell>
          <table:table-cell table:number-columns-repeated="2"/>
          <table:table-cell table:formula="of:=[.D12]*[.D12]" office:value-type="float" office:value="10000" calcext:value-type="float">
            <text:p>10,000.00</text:p>
          </table:table-cell>
          <table:table-cell table:formula="of:=[.D12]*[.F12]" office:value-type="float" office:value="9531.01361573374" calcext:value-type="float">
            <text:p>9,531.01</text:p>
          </table:table-cell>
          <table:table-cell table:formula="of:=[.F12]*[.F12]" office:value-type="float" office:value="9084.02205433019" calcext:value-type="float">
            <text:p>9,084.02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6.5" calcext:value-type="float">
            <text:p>6.5</text:p>
          </table:table-cell>
          <table:table-cell table:formula="of:=[.$B$3]/([.E13]+[.$B$5])*[.$B$8]*1000000" office:value-type="float" office:value="88.6075949367089" calcext:value-type="float">
            <text:p>88.61</text:p>
          </table:table-cell>
          <table:covered-table-cell table:style-name="ce8" office:value-type="float" office:value="2" calcext:value-type="float">
            <text:p>2</text:p>
          </table:covered-table-cell>
          <table:covered-table-cell office:value-type="float" office:value="0.1" calcext:value-type="float">
            <text:p>0.1</text:p>
          </table:covered-table-cell>
          <table:table-cell table:formula="of:=([.F13]*[.$H$4]/[.E13])*1000" office:value-type="float" office:value="1363.19376825706" calcext:value-type="float">
            <text:p>1,363</text:p>
          </table:table-cell>
          <table:table-cell table:number-columns-repeated="2"/>
          <table:table-cell table:formula="of:=[.D13]*[.D13]" office:value-type="float" office:value="8464" calcext:value-type="float">
            <text:p>8,464.00</text:p>
          </table:table-cell>
          <table:table-cell table:formula="of:=[.D13]*[.F13]" office:value-type="float" office:value="8151.89873417722" calcext:value-type="float">
            <text:p>8,151.90</text:p>
          </table:table-cell>
          <table:table-cell table:formula="of:=[.F13]*[.F13]" office:value-type="float" office:value="7851.30588046787" calcext:value-type="float">
            <text:p>7,851.30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.0</text:p>
          </table:table-cell>
          <table:table-cell table:formula="of:=[.$B$3]/([.E14]+[.$B$5])*[.$B$8]*1000000" office:value-type="float" office:value="82.7858081471748" calcext:value-type="float">
            <text:p>82.79</text:p>
          </table:table-cell>
          <table:covered-table-cell office:value-type="float" office:value="2" calcext:value-type="float">
            <text:p>2</text:p>
          </table:covered-table-cell>
          <table:covered-table-cell office:value-type="float" office:value="0.1" calcext:value-type="float">
            <text:p>0.1</text:p>
          </table:covered-table-cell>
          <table:table-cell table:formula="of:=([.F14]*[.$H$4]/[.E14])*1000" office:value-type="float" office:value="1182.6544021025" calcext:value-type="float">
            <text:p>1,183</text:p>
          </table:table-cell>
          <table:table-cell table:number-columns-repeated="2"/>
          <table:table-cell table:formula="of:=[.D14]*[.D14]" office:value-type="float" office:value="7396" calcext:value-type="float">
            <text:p>7,396.00</text:p>
          </table:table-cell>
          <table:table-cell table:formula="of:=[.D14]*[.F14]" office:value-type="float" office:value="7119.57950065703" calcext:value-type="float">
            <text:p>7,119.58</text:p>
          </table:table-cell>
          <table:table-cell table:formula="of:=[.F14]*[.F14]" office:value-type="float" office:value="6853.49003058083" calcext:value-type="float">
            <text:p>6,853.49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7.5" calcext:value-type="float">
            <text:p>7.5</text:p>
          </table:table-cell>
          <table:table-cell table:formula="of:=[.$B$3]/([.E15]+[.$B$5])*[.$B$8]*1000000" office:value-type="float" office:value="77.6818742293465" calcext:value-type="float">
            <text:p>77.68</text:p>
          </table:table-cell>
          <table:covered-table-cell table:style-name="ce8" office:value-type="float" office:value="2" calcext:value-type="float">
            <text:p>2</text:p>
          </table:covered-table-cell>
          <table:covered-table-cell office:value-type="float" office:value="0.1" calcext:value-type="float">
            <text:p>0.1</text:p>
          </table:covered-table-cell>
          <table:table-cell table:formula="of:=([.F15]*[.$H$4]/[.E15])*1000" office:value-type="float" office:value="1035.75832305795" calcext:value-type="float">
            <text:p>1,036</text:p>
          </table:table-cell>
          <table:table-cell table:number-columns-repeated="2"/>
          <table:table-cell table:formula="of:=[.D15]*[.D15]" office:value-type="float" office:value="6561" calcext:value-type="float">
            <text:p>6,561.00</text:p>
          </table:table-cell>
          <table:table-cell table:formula="of:=[.D15]*[.F15]" office:value-type="float" office:value="6292.23181257707" calcext:value-type="float">
            <text:p>6,292.23</text:p>
          </table:table-cell>
          <table:table-cell table:formula="of:=[.F15]*[.F15]" office:value-type="float" office:value="6034.47358378401" calcext:value-type="float">
            <text:p>6,034.47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.0</text:p>
          </table:table-cell>
          <table:table-cell table:formula="of:=[.$B$3]/([.E16]+[.$B$5])*[.$B$8]*1000000" office:value-type="float" office:value="73.1707317073171" calcext:value-type="float">
            <text:p>73.17</text:p>
          </table:table-cell>
          <table:covered-table-cell office:value-type="float" office:value="2" calcext:value-type="float">
            <text:p>2</text:p>
          </table:covered-table-cell>
          <table:covered-table-cell office:value-type="float" office:value="0.1" calcext:value-type="float">
            <text:p>0.1</text:p>
          </table:covered-table-cell>
          <table:table-cell table:formula="of:=([.F16]*[.$H$4]/[.E16])*1000" office:value-type="float" office:value="914.634146341464" calcext:value-type="float">
            <text:p>915</text:p>
          </table:table-cell>
          <table:table-cell table:number-columns-repeated="2"/>
          <table:table-cell table:formula="of:=[.D16]*[.D16]" office:value-type="float" office:value="5929" calcext:value-type="float">
            <text:p>5,929.00</text:p>
          </table:table-cell>
          <table:table-cell table:formula="of:=[.D16]*[.F16]" office:value-type="float" office:value="5634.14634146342" calcext:value-type="float">
            <text:p>5,634.15</text:p>
          </table:table-cell>
          <table:table-cell table:formula="of:=[.F16]*[.F16]" office:value-type="float" office:value="5353.95597858418" calcext:value-type="float">
            <text:p>5,353.956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8.5" calcext:value-type="float">
            <text:p>8.5</text:p>
          </table:table-cell>
          <table:table-cell table:formula="of:=[.$B$3]/([.E17]+[.$B$5])*[.$B$8]*1000000" office:value-type="float" office:value="69.1547749725576" calcext:value-type="float">
            <text:p>69.15</text:p>
          </table:table-cell>
          <table:covered-table-cell table:style-name="ce8" office:value-type="float" office:value="2" calcext:value-type="float">
            <text:p>2</text:p>
          </table:covered-table-cell>
          <table:covered-table-cell office:value-type="float" office:value="0.1" calcext:value-type="float">
            <text:p>0.1</text:p>
          </table:covered-table-cell>
          <table:table-cell table:formula="of:=([.F17]*[.$H$4]/[.E17])*1000" office:value-type="float" office:value="813.585587912443" calcext:value-type="float">
            <text:p>814</text:p>
          </table:table-cell>
          <table:table-cell table:number-columns-repeated="2"/>
          <table:table-cell table:formula="of:=[.D17]*[.D17]" office:value-type="float" office:value="5184" calcext:value-type="float">
            <text:p>5,184.00</text:p>
          </table:table-cell>
          <table:table-cell table:formula="of:=[.D17]*[.F17]" office:value-type="float" office:value="4979.14379802415" calcext:value-type="float">
            <text:p>4,979.14</text:p>
          </table:table-cell>
          <table:table-cell table:formula="of:=[.F17]*[.F17]" office:value-type="float" office:value="4782.38290150508" calcext:value-type="float">
            <text:p>4,782.3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.0</text:p>
          </table:table-cell>
          <table:table-cell table:formula="of:=[.$B$3]/([.E18]+[.$B$5])*[.$B$8]*1000000" office:value-type="float" office:value="65.5567117585848" calcext:value-type="float">
            <text:p>65.56</text:p>
          </table:table-cell>
          <table:covered-table-cell office:value-type="float" office:value="2" calcext:value-type="float">
            <text:p>2</text:p>
          </table:covered-table-cell>
          <table:covered-table-cell office:value-type="float" office:value="0.1" calcext:value-type="float">
            <text:p>0.1</text:p>
          </table:covered-table-cell>
          <table:table-cell table:formula="of:=([.F18]*[.$H$4]/[.E18])*1000" office:value-type="float" office:value="728.40790842872" calcext:value-type="float">
            <text:p>728</text:p>
          </table:table-cell>
          <table:table-cell table:number-columns-repeated="2"/>
          <table:table-cell table:formula="of:=[.D18]*[.D18]" office:value-type="float" office:value="4624" calcext:value-type="float">
            <text:p>4,624.00</text:p>
          </table:table-cell>
          <table:table-cell table:formula="of:=[.D18]*[.F18]" office:value-type="float" office:value="4457.85639958377" calcext:value-type="float">
            <text:p>4,457.86</text:p>
          </table:table-cell>
          <table:table-cell table:formula="of:=[.F18]*[.F18]" office:value-type="float" office:value="4297.68245659817" calcext:value-type="float">
            <text:p>4,297.68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9.5" calcext:value-type="float">
            <text:p>9.5</text:p>
          </table:table-cell>
          <table:table-cell table:formula="of:=[.$B$3]/([.E19]+[.$B$5])*[.$B$8]*1000000" office:value-type="float" office:value="62.3145400593472" calcext:value-type="float">
            <text:p>62.31</text:p>
          </table:table-cell>
          <table:covered-table-cell office:value-type="float" office:value="2" calcext:value-type="float">
            <text:p>2</text:p>
          </table:covered-table-cell>
          <table:covered-table-cell office:value-type="float" office:value="0.1" calcext:value-type="float">
            <text:p>0.1</text:p>
          </table:covered-table-cell>
          <table:table-cell table:formula="of:=([.F19]*[.$H$4]/[.E19])*1000" office:value-type="float" office:value="655.942526940497" calcext:value-type="float">
            <text:p>656</text:p>
          </table:table-cell>
          <table:table-cell table:number-columns-repeated="2"/>
          <table:table-cell table:formula="of:=[.D19]*[.D19]" office:value-type="float" office:value="4225" calcext:value-type="float">
            <text:p>4,225.00</text:p>
          </table:table-cell>
          <table:table-cell table:formula="of:=[.D19]*[.F19]" office:value-type="float" office:value="4050.44510385757" calcext:value-type="float">
            <text:p>4,050.45</text:p>
          </table:table-cell>
          <table:table-cell table:formula="of:=[.F19]*[.F19]" office:value-type="float" office:value="3883.10190280798" calcext:value-type="float">
            <text:p>3,883.10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&lt;&gt;</text:p>
          </table:table-cell>
          <table:table-cell table:style-name="ce3" table:formula="of:=SUM([.D4:.D19])/16" office:value-type="float" office:value="121.8125" calcext:value-type="float">
            <text:p>121.81</text:p>
          </table:table-cell>
          <table:table-cell table:style-name="ce3" table:formula="of:=SUM([.E4:.E19])/16" office:value-type="float" office:value="5.75" calcext:value-type="float">
            <text:p>5.75</text:p>
          </table:table-cell>
          <table:table-cell table:style-name="ce3" table:formula="of:=SUM([.F4:.F19])/16" office:value-type="float" office:value="116.355622834583" calcext:value-type="float">
            <text:p>116.36</text:p>
          </table:table-cell>
          <table:table-cell table:style-name="Default" table:number-columns-repeated="3"/>
          <table:table-cell/>
          <table:table-cell office:value-type="string" calcext:value-type="string">
            <text:p>&lt;&gt;</text:p>
          </table:table-cell>
          <table:table-cell table:formula="of:=SUM([.L4:.L19])/16" office:value-type="float" office:value="17757.5625" calcext:value-type="float">
            <text:p>17,757.56</text:p>
          </table:table-cell>
          <table:table-cell table:formula="of:=SUM([.M4:.M19])/16" office:value-type="float" office:value="16938.1862224311" calcext:value-type="float">
            <text:p>16,938.19</text:p>
          </table:table-cell>
          <table:table-cell table:style-name="ce3" table:formula="of:=SUM([.N4:.N19])/16" office:value-type="float" office:value="16156.8826566309" calcext:value-type="float">
            <text:p>16,156.88</text:p>
          </table:table-cell>
          <table:table-cell table:number-columns-repeated="4"/>
        </table:table-row>
      </table:table>
      <table:table table:name="Часть 2. Определение критического сопротивления" table:style-name="ta1">
        <table:shapes>
          <draw:frame draw:z-index="0" draw:style-name="gr2" draw:text-style-name="P2" svg:width="6.3031in" svg:height="3.5417in" svg:x="2.7071in" svg:y="2.7079in">
            <draw:object draw:notify-on-update-of-ranges="'Часть 2. Определение критического сопротивления'.H4:'Часть 2. Определение критического сопротивления'.H14 'Часть 2. Определение критического сопротивления'.D4:'Часть 2. Определение критического сопротивления'.D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3" table:default-cell-style-name="ce8"/>
        <table:table-column table:style-name="co1" table:default-cell-style-name="ce15"/>
        <table:table-column table:style-name="co1" table:default-cell-style-name="ce18"/>
        <table:table-column table:style-name="co1" table:number-columns-repeated="2" table:default-cell-style-name="ce8"/>
        <table:table-column table:style-name="co1" table:number-columns-repeated="2" table:default-cell-style-name="ce18"/>
        <table:table-column table:style-name="co1" table:number-columns-repeated="5" table:default-cell-style-name="Default"/>
        <table:table-row table:style-name="ro1" table:number-rows-repeated="2">
          <table:table-cell table:number-columns-repeated="3"/>
          <table:table-cell table:style-name="Default" table:number-columns-repeated="9"/>
          <table:table-cell table:number-columns-repeated="5"/>
        </table:table-row>
        <table:table-row table:style-name="ro1">
          <table:table-cell office:value-type="string" calcext:value-type="string">
            <text:p>Uo, В</text:p>
          </table:table-cell>
          <table:table-cell office:value-type="float" office:value="1.26" calcext:value-type="float">
            <text:p>1.26</text:p>
          </table:table-cell>
          <table:table-cell/>
          <table:table-cell table:style-name="ce17" office:value-type="string" calcext:value-type="string">
            <text:p>R, кОм</text:p>
          </table:table-cell>
          <table:table-cell table:style-name="ce17" office:value-type="string" calcext:value-type="string">
            <text:p>x1, мм</text:p>
          </table:table-cell>
          <table:table-cell table:style-name="ce17" office:value-type="string" calcext:value-type="string">
            <text:p>х2, мм</text:p>
          </table:table-cell>
          <table:table-cell table:style-name="ce17" office:value-type="string" calcext:value-type="string">
            <text:p>O</text:p>
          </table:table-cell>
          <table:table-cell table:style-name="ce17" office:value-type="string" calcext:value-type="string">
            <text:p>T</text:p>
          </table:table-cell>
          <table:table-cell table:style-name="ce17"/>
          <table:table-cell table:style-name="ce17" office:value-type="string" calcext:value-type="string">
            <text:p>R*R</text:p>
          </table:table-cell>
          <table:table-cell table:style-name="ce17" office:value-type="string" calcext:value-type="string">
            <text:p>R*T</text:p>
          </table:table-cell>
          <table:table-cell table:style-name="ce17" office:value-type="string" calcext:value-type="string">
            <text:p>T*T</text:p>
          </table:table-cell>
          <table:table-cell/>
          <table:table-cell office:value-type="string" calcext:value-type="string">
            <text:p>k, кОм</text:p>
          </table:table-cell>
          <table:table-cell table:style-name="ce20" office:value-type="string" calcext:value-type="string">
            <text:p>σk, кОм</text:p>
          </table:table-cell>
          <table:table-cell table:style-name="ce14" office:value-type="string" calcext:value-type="string">
            <text:p>Rкр</text:p>
          </table:table-cell>
          <table:table-cell table:style-name="ce21" office:value-type="string" calcext:value-type="string">
            <text:p>σR, кОм</text:p>
          </table:table-cell>
        </table:table-row>
        <table:table-row table:style-name="ro1">
          <table:table-cell office:value-type="string" calcext:value-type="string">
            <text:p>a, м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float" office:value="250" calcext:value-type="float">
            <text:p>250</text:p>
          </table:table-cell>
          <table:table-cell office:value-type="float" office:value="38" calcext:value-type="float">
            <text:p>38</text:p>
          </table:table-cell>
          <table:table-cell table:formula="of:=LN([.E4]/[.F4])" office:value-type="float" office:value="1.88387475813586" calcext:value-type="float">
            <text:p>1.884</text:p>
          </table:table-cell>
          <table:table-cell table:formula="of:=SQRT(4*3.14*3.14/([.G4]*[.G4])+1)" office:value-type="float" office:value="3.4803144276938" calcext:value-type="float">
            <text:p>3.48</text:p>
          </table:table-cell>
          <table:table-cell/>
          <table:table-cell table:formula="of:=[.D4]*[.D4]" office:value-type="float" office:value="479.61" calcext:value-type="float">
            <text:p>479.61</text:p>
          </table:table-cell>
          <table:table-cell table:formula="of:=[.D4]*[.H4]" office:value-type="float" office:value="76.2188859664942" calcext:value-type="float">
            <text:p>76.22</text:p>
          </table:table-cell>
          <table:table-cell table:formula="of:=[.H4]*[.H4]" office:value-type="float" office:value="12.1125885156136" calcext:value-type="float">
            <text:p>12.11</text:p>
          </table:table-cell>
          <table:table-cell/>
          <table:table-cell table:style-name="ce19" table:formula="of:=([.K15]-[.D15]*[.H15])/([.L15]-[.H15]*[.H15])" office:value-type="float" office:value="9.47490357574739" calcext:value-type="float">
            <text:p>9.5</text:p>
          </table:table-cell>
          <table:table-cell table:style-name="ce19" table:formula="of:=SQRT(([.J15]-[.D15]*[.D15])/([.L15]-[.H15]*[.H15])-[.N4]*[.N4])/SQRT(11)" office:value-type="float" office:value="0.351111549088858" calcext:value-type="float">
            <text:p>0.4</text:p>
          </table:table-cell>
          <table:table-cell table:style-name="ce8" office:value-type="float" office:value="8.9" calcext:value-type="float">
            <text:p>8.9</text:p>
          </table:table-cell>
          <table:table-cell table:style-name="ce8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Ro, кОм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216" calcext:value-type="float">
            <text:p>216</text:p>
          </table:table-cell>
          <table:table-cell office:value-type="float" office:value="42" calcext:value-type="float">
            <text:p>42</text:p>
          </table:table-cell>
          <table:table-cell table:formula="of:=LN([.E5]/[.F5])" office:value-type="float" office:value="1.6376087894008" calcext:value-type="float">
            <text:p>1.638</text:p>
          </table:table-cell>
          <table:table-cell table:formula="of:=SQRT(4*3.14*3.14/([.G5]*[.G5])+1)" office:value-type="float" office:value="3.96309842786291" calcext:value-type="float">
            <text:p>3.96</text:p>
          </table:table-cell>
          <table:table-cell/>
          <table:table-cell table:formula="of:=[.D5]*[.D5]" office:value-type="float" office:value="650.25" calcext:value-type="float">
            <text:p>650.25</text:p>
          </table:table-cell>
          <table:table-cell table:formula="of:=[.D5]*[.H5]" office:value-type="float" office:value="101.059009910504" calcext:value-type="float">
            <text:p>101.06</text:p>
          </table:table-cell>
          <table:table-cell table:formula="of:=[.H5]*[.H5]" office:value-type="float" office:value="15.7061491489295" calcext:value-type="float">
            <text:p>15.7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9.2" calcext:value-type="float">
            <text:p>29.2</text:p>
          </table:table-cell>
          <table:table-cell office:value-type="float" office:value="188" calcext:value-type="float">
            <text:p>188</text:p>
          </table:table-cell>
          <table:table-cell office:value-type="float" office:value="44" calcext:value-type="float">
            <text:p>44</text:p>
          </table:table-cell>
          <table:table-cell table:formula="of:=LN([.E6]/[.F6])" office:value-type="float" office:value="1.45225232891169" calcext:value-type="float">
            <text:p>1.452</text:p>
          </table:table-cell>
          <table:table-cell table:formula="of:=SQRT(4*3.14*3.14/([.G6]*[.G6])+1)" office:value-type="float" office:value="4.43843676151835" calcext:value-type="float">
            <text:p>4.44</text:p>
          </table:table-cell>
          <table:table-cell/>
          <table:table-cell table:formula="of:=[.D6]*[.D6]" office:value-type="float" office:value="852.64" calcext:value-type="float">
            <text:p>852.64</text:p>
          </table:table-cell>
          <table:table-cell table:formula="of:=[.D6]*[.H6]" office:value-type="float" office:value="129.602353436336" calcext:value-type="float">
            <text:p>129.60</text:p>
          </table:table-cell>
          <table:table-cell table:formula="of:=[.H6]*[.H6]" office:value-type="float" office:value="19.6997208859975" calcext:value-type="float">
            <text:p>19.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float" office:value="32.9" calcext:value-type="float">
            <text:p>32.9</text:p>
          </table:table-cell>
          <table:table-cell office:value-type="float" office:value="167" calcext:value-type="float">
            <text:p>167</text:p>
          </table:table-cell>
          <table:table-cell office:value-type="float" office:value="45" calcext:value-type="float">
            <text:p>45</text:p>
          </table:table-cell>
          <table:table-cell table:formula="of:=LN([.E7]/[.F7])" office:value-type="float" office:value="1.31133132264644" calcext:value-type="float">
            <text:p>1.311</text:p>
          </table:table-cell>
          <table:table-cell table:formula="of:=SQRT(4*3.14*3.14/([.G7]*[.G7])+1)" office:value-type="float" office:value="4.89231759991998" calcext:value-type="float">
            <text:p>4.89</text:p>
          </table:table-cell>
          <table:table-cell/>
          <table:table-cell table:formula="of:=[.D7]*[.D7]" office:value-type="float" office:value="1082.41" calcext:value-type="float">
            <text:p>1082.41</text:p>
          </table:table-cell>
          <table:table-cell table:formula="of:=[.D7]*[.H7]" office:value-type="float" office:value="160.957249037367" calcext:value-type="float">
            <text:p>160.96</text:p>
          </table:table-cell>
          <table:table-cell table:formula="of:=[.H7]*[.H7]" office:value-type="float" office:value="23.9347714984868" calcext:value-type="float">
            <text:p>23.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/R2 </text:p>
          </table:table-cell>
          <table:table-cell table:formula="of:=1/200" office:value-type="float" office:value="0.005" calcext:value-type="float">
            <text:p>0.005</text:p>
          </table:table-cell>
          <table:table-cell/>
          <table:table-cell office:value-type="float" office:value="36.5" calcext:value-type="float">
            <text:p>36.5</text:p>
          </table:table-cell>
          <table:table-cell office:value-type="float" office:value="149" calcext:value-type="float">
            <text:p>149</text:p>
          </table:table-cell>
          <table:table-cell office:value-type="float" office:value="44" calcext:value-type="float">
            <text:p>44</text:p>
          </table:table-cell>
          <table:table-cell table:formula="of:=LN([.E8]/[.F8])" office:value-type="float" office:value="1.2197566720272" calcext:value-type="float">
            <text:p>1.220</text:p>
          </table:table-cell>
          <table:table-cell table:formula="of:=SQRT(4*3.14*3.14/([.G8]*[.G8])+1)" office:value-type="float" office:value="5.24478321960752" calcext:value-type="float">
            <text:p>5.24</text:p>
          </table:table-cell>
          <table:table-cell/>
          <table:table-cell table:formula="of:=[.D8]*[.D8]" office:value-type="float" office:value="1332.25" calcext:value-type="float">
            <text:p>1332.25</text:p>
          </table:table-cell>
          <table:table-cell table:formula="of:=[.D8]*[.H8]" office:value-type="float" office:value="191.434587515675" calcext:value-type="float">
            <text:p>191.43</text:p>
          </table:table-cell>
          <table:table-cell table:formula="of:=[.H8]*[.H8]" office:value-type="float" office:value="27.5077510206766" calcext:value-type="float">
            <text:p>27.5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0.2" calcext:value-type="float">
            <text:p>40.2</text:p>
          </table:table-cell>
          <table:table-cell office:value-type="float" office:value="135" calcext:value-type="float">
            <text:p>135</text:p>
          </table:table-cell>
          <table:table-cell office:value-type="float" office:value="44" calcext:value-type="float">
            <text:p>44</text:p>
          </table:table-cell>
          <table:table-cell table:formula="of:=LN([.E9]/[.F9])" office:value-type="float" office:value="1.12108514452017" calcext:value-type="float">
            <text:p>1.121</text:p>
          </table:table-cell>
          <table:table-cell table:formula="of:=SQRT(4*3.14*3.14/([.G9]*[.G9])+1)" office:value-type="float" office:value="5.69027382771348" calcext:value-type="float">
            <text:p>5.69</text:p>
          </table:table-cell>
          <table:table-cell/>
          <table:table-cell table:formula="of:=[.D9]*[.D9]" office:value-type="float" office:value="1616.04" calcext:value-type="float">
            <text:p>1616.04</text:p>
          </table:table-cell>
          <table:table-cell table:formula="of:=[.D9]*[.H9]" office:value-type="float" office:value="228.749007874082" calcext:value-type="float">
            <text:p>228.75</text:p>
          </table:table-cell>
          <table:table-cell table:formula="of:=[.H9]*[.H9]" office:value-type="float" office:value="32.379216234361" calcext:value-type="float">
            <text:p>32.3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43.8" calcext:value-type="float">
            <text:p>43.8</text:p>
          </table:table-cell>
          <table:table-cell office:value-type="float" office:value="124" calcext:value-type="float">
            <text:p>124</text:p>
          </table:table-cell>
          <table:table-cell office:value-type="float" office:value="45" calcext:value-type="float">
            <text:p>45</text:p>
          </table:table-cell>
          <table:table-cell table:formula="of:=LN([.E10]/[.F10])" office:value-type="float" office:value="1.01361907583472" calcext:value-type="float">
            <text:p>1.014</text:p>
          </table:table-cell>
          <table:table-cell table:formula="of:=SQRT(4*3.14*3.14/([.G10]*[.G10])+1)" office:value-type="float" office:value="6.27580465529238" calcext:value-type="float">
            <text:p>6.28</text:p>
          </table:table-cell>
          <table:table-cell/>
          <table:table-cell table:formula="of:=[.D10]*[.D10]" office:value-type="float" office:value="1918.44" calcext:value-type="float">
            <text:p>1918.44</text:p>
          </table:table-cell>
          <table:table-cell table:formula="of:=[.D10]*[.H10]" office:value-type="float" office:value="274.880243901806" calcext:value-type="float">
            <text:p>274.88</text:p>
          </table:table-cell>
          <table:table-cell table:formula="of:=[.H10]*[.H10]" office:value-type="float" office:value="39.3857240713895" calcext:value-type="float">
            <text:p>39.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1.1" calcext:value-type="float">
            <text:p>51.1</text:p>
          </table:table-cell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table:formula="of:=LN([.E11]/[.F11])" office:value-type="float" office:value="0.902238978418505" calcext:value-type="float">
            <text:p>0.902</text:p>
          </table:table-cell>
          <table:table-cell table:formula="of:=SQRT(4*3.14*3.14/([.G11]*[.G11])+1)" office:value-type="float" office:value="7.03192927560504" calcext:value-type="float">
            <text:p>7.03</text:p>
          </table:table-cell>
          <table:table-cell/>
          <table:table-cell table:formula="of:=[.D11]*[.D11]" office:value-type="float" office:value="2611.21" calcext:value-type="float">
            <text:p>2611.21</text:p>
          </table:table-cell>
          <table:table-cell table:formula="of:=[.D11]*[.H11]" office:value-type="float" office:value="359.331585983417" calcext:value-type="float">
            <text:p>359.33</text:p>
          </table:table-cell>
          <table:table-cell table:formula="of:=[.H11]*[.H11]" office:value-type="float" office:value="49.4480293371112" calcext:value-type="float">
            <text:p>49.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8.4" calcext:value-type="float">
            <text:p>58.4</text:p>
          </table:table-cell>
          <table:table-cell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table:formula="of:=LN([.E12]/[.F12])" office:value-type="float" office:value="0.819027426448948" calcext:value-type="float">
            <text:p>0.819</text:p>
          </table:table-cell>
          <table:table-cell table:formula="of:=SQRT(4*3.14*3.14/([.G12]*[.G12])+1)" office:value-type="float" office:value="7.73256513472075" calcext:value-type="float">
            <text:p>7.73</text:p>
          </table:table-cell>
          <table:table-cell/>
          <table:table-cell table:formula="of:=[.D12]*[.D12]" office:value-type="float" office:value="3410.56" calcext:value-type="float">
            <text:p>3410.56</text:p>
          </table:table-cell>
          <table:table-cell table:formula="of:=[.D12]*[.H12]" office:value-type="float" office:value="451.581803867692" calcext:value-type="float">
            <text:p>451.58</text:p>
          </table:table-cell>
          <table:table-cell table:formula="of:=[.H12]*[.H12]" office:value-type="float" office:value="59.7925635626989" calcext:value-type="float">
            <text:p>59.7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5.7" calcext:value-type="float">
            <text:p>65.7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table:formula="of:=LN([.E13]/[.F13])" office:value-type="float" office:value="0.767255152713667" calcext:value-type="float">
            <text:p>0.767</text:p>
          </table:table-cell>
          <table:table-cell table:formula="of:=SQRT(4*3.14*3.14/([.G13]*[.G13])+1)" office:value-type="float" office:value="8.24588252657787" calcext:value-type="float">
            <text:p>8.25</text:p>
          </table:table-cell>
          <table:table-cell/>
          <table:table-cell table:formula="of:=[.D13]*[.D13]" office:value-type="float" office:value="4316.49" calcext:value-type="float">
            <text:p>4316.49</text:p>
          </table:table-cell>
          <table:table-cell table:formula="of:=[.D13]*[.H13]" office:value-type="float" office:value="541.754481996166" calcext:value-type="float">
            <text:p>541.75</text:p>
          </table:table-cell>
          <table:table-cell table:formula="of:=[.H13]*[.H13]" office:value-type="float" office:value="67.9945786421223" calcext:value-type="float">
            <text:p>67.9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36" calcext:value-type="float">
            <text:p>36</text:p>
          </table:table-cell>
          <table:table-cell table:formula="of:=LN([.E14]/[.F14])" office:value-type="float" office:value="0.733969175080201" calcext:value-type="float">
            <text:p>0.734</text:p>
          </table:table-cell>
          <table:table-cell table:formula="of:=SQRT(4*3.14*3.14/([.G14]*[.G14])+1)" office:value-type="float" office:value="8.61445646760311" calcext:value-type="float">
            <text:p>8.61</text:p>
          </table:table-cell>
          <table:table-cell/>
          <table:table-cell table:formula="of:=[.D14]*[.D14]" office:value-type="float" office:value="5329" calcext:value-type="float">
            <text:p>5329</text:p>
          </table:table-cell>
          <table:table-cell table:formula="of:=[.D14]*[.H14]" office:value-type="float" office:value="628.855322135027" calcext:value-type="float">
            <text:p>628.86</text:p>
          </table:table-cell>
          <table:table-cell table:formula="of:=[.H14]*[.H14]" office:value-type="float" office:value="74.208860232229" calcext:value-type="float">
            <text:p>74.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8" table:formula="of:=SUM([.D4:.D14])/11" office:value-type="float" office:value="43.4727272727273" calcext:value-type="float">
            <text:p>43.47</text:p>
          </table:table-cell>
          <table:table-cell table:style-name="ce18" table:formula="of:=SUM([.E4:.E14])/11" office:value-type="float" office:value="144.272727272727" calcext:value-type="float">
            <text:p>144.27</text:p>
          </table:table-cell>
          <table:table-cell table:style-name="ce18" table:formula="of:=SUM([.F4:.F14])/11" office:value-type="float" office:value="41.9090909090909" calcext:value-type="float">
            <text:p>41.91</text:p>
          </table:table-cell>
          <table:table-cell table:style-name="ce18" table:formula="of:=SUM([.G4:.G14])/11" office:value-type="float" office:value="1.16927443855802" calcext:value-type="float">
            <text:p>1.17</text:p>
          </table:table-cell>
          <table:table-cell table:formula="of:=SUM([.H4:.H14])/11" office:value-type="float" office:value="5.96453293855593" calcext:value-type="float">
            <text:p>5.96</text:p>
          </table:table-cell>
          <table:table-cell office:value-type="string" calcext:value-type="string">
            <text:p>&lt;&gt;</text:p>
          </table:table-cell>
          <table:table-cell table:style-name="ce18" table:formula="of:=SUM([.J4:.J14])/11" office:value-type="float" office:value="2145.35454545455" calcext:value-type="float">
            <text:p>2,145.35</text:p>
          </table:table-cell>
          <table:table-cell table:formula="of:=SUM([.K4:.K14])/11" office:value-type="float" office:value="285.856775602233" calcext:value-type="float">
            <text:p>285.86</text:p>
          </table:table-cell>
          <table:table-cell table:formula="of:=SUM([.L4:.L14])/11" office:value-type="float" office:value="38.3790866499651" calcext:value-type="float">
            <text:p>38.38</text:p>
          </table:table-cell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Default" table:number-columns-repeated="9"/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8"/>
          <table:table-cell table:style-name="ce13" office:value-type="string" calcext:value-type="string">
            <text:p>ξ</text:p>
          </table:table-cell>
          <table:table-cell table:number-columns-repeated="5"/>
        </table:table-row>
      </table:table>
      <table:table table:name="Часть 3. Режим заряда" table:style-name="ta1">
        <table:shapes>
          <draw:frame draw:z-index="0" draw:style-name="gr2" draw:text-style-name="P2" svg:width="6.3031in" svg:height="3.5417in" svg:x="1.7374in" svg:y="2.1469in">
            <draw:object draw:notify-on-update-of-ranges="'Часть 3. Режим заряда'.F4:'Часть 3. Режим заряда'.F9 'Часть 3. Режим заряда'.E4:'Часть 3. Режим заряда'.E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3"/>
        <table:table-column table:style-name="co1" table:default-cell-style-name="ce11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ce42"/>
        <table:table-column table:style-name="co1" table:number-columns-repeated="4" table:default-cell-style-name="Default"/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</text:p>
          </table:table-cell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o, В</text:p>
          </table:table-cell>
          <table:table-cell office:value-type="float" office:value="1.26" calcext:value-type="float">
            <text:p>1.26</text:p>
          </table:table-cell>
          <table:table-cell/>
          <table:table-cell table:style-name="Default" office:value-type="string" calcext:value-type="string">
            <text:p>R, кОм</text:p>
          </table:table-cell>
          <table:table-cell table:style-name="Default" office:value-type="string" calcext:value-type="string">
            <text:p>Xmax, мм</text:p>
          </table:table-cell>
          <table:table-cell table:style-name="Default" office:value-type="string" calcext:value-type="string">
            <text:p>1/(R + Ro), кОм-1</text:p>
          </table:table-cell>
          <table:table-cell/>
          <table:table-cell table:style-name="Default" office:value-type="string" calcext:value-type="string">
            <text:p>t*t</text:p>
          </table:table-cell>
          <table:table-cell table:style-name="Default" office:value-type="string" calcext:value-type="string">
            <text:p>t*R</text:p>
          </table:table-cell>
          <table:table-cell table:style-name="Default" office:value-type="string" calcext:value-type="string">
            <text:p>R*R</text:p>
          </table:table-cell>
          <table:table-cell/>
          <table:table-cell office:value-type="string" calcext:value-type="string">
            <text:p>k</text:p>
          </table:table-cell>
          <table:table-cell table:style-name="ce20" office:value-type="string" calcext:value-type="string">
            <text:p>σk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, м</text:p>
          </table:table-cell>
          <table:table-cell office:value-type="float" office:value="1.36" calcext:value-type="float">
            <text:p>1.36</text:p>
          </table:table-cell>
          <table:table-cell/>
          <table:table-cell office:value-type="float" office:value="50" calcext:value-type="float">
            <text:p>50.00</text:p>
          </table:table-cell>
          <table:table-cell office:value-type="float" office:value="169" calcext:value-type="float">
            <text:p>169.00</text:p>
          </table:table-cell>
          <table:table-cell table:formula="of:=1/([.D4]+[.$B$5])" office:value-type="float" office:value="0.0197589409207666" calcext:value-type="float">
            <text:p>0.020</text:p>
          </table:table-cell>
          <table:table-cell/>
          <table:table-cell table:formula="of:=[.F4]*[.F4]" office:value-type="float" office:value="0.000390415746310347" calcext:value-type="float">
            <text:p>0.00</text:p>
          </table:table-cell>
          <table:table-cell table:formula="of:=[.F4]*[.D4]" office:value-type="float" office:value="0.987947046038332" calcext:value-type="float">
            <text:p>0.99</text:p>
          </table:table-cell>
          <table:table-cell table:formula="of:=[.D4]*[.D4]" office:value-type="float" office:value="2500" calcext:value-type="float">
            <text:p>2500</text:p>
          </table:table-cell>
          <table:table-cell/>
          <table:table-cell table:style-name="ce3" table:formula="of:=([.I12]-[.D12]*[.F12])/([.H12]-[.F12]*[.F12])" office:value-type="float" office:value="-242.513440109779" calcext:value-type="float">
            <text:p>-242.51</text:p>
          </table:table-cell>
          <table:table-cell table:style-name="ce3" table:formula="of:=SQRT(([.$J$12]-[.$D$12]*[.$D$12])/([.$H$12]-[.$F$12]*[.$F$12])-[.$L$4]*[.$L$4])/SQRT(8)" office:value-type="float" office:value="53.2312599001747" calcext:value-type="float">
            <text:p>53.23</text:p>
          </table:table-cell>
          <table:table-cell table:style-name="ce3" table:formula="of:=[.D12]-[.L4]*[.F12]" office:value-type="float" office:value="41.9231479046962" calcext:value-type="float">
            <text:p>41.92</text:p>
          </table:table-cell>
        </table:table-row>
        <table:table-row table:style-name="ro1">
          <table:table-cell office:value-type="string" calcext:value-type="string">
            <text:p>Ro, кОм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40" calcext:value-type="float">
            <text:p>40.00</text:p>
          </table:table-cell>
          <table:table-cell office:value-type="float" office:value="166" calcext:value-type="float">
            <text:p>166.00</text:p>
          </table:table-cell>
          <table:table-cell table:formula="of:=1/([.D5]+[.$B$5])" office:value-type="float" office:value="0.0246244767298695" calcext:value-type="float">
            <text:p>0.025</text:p>
          </table:table-cell>
          <table:table-cell/>
          <table:table-cell table:formula="of:=[.F5]*[.F5]" office:value-type="float" office:value="0.000606364854219884" calcext:value-type="float">
            <text:p>0.00</text:p>
          </table:table-cell>
          <table:table-cell table:formula="of:=[.F5]*[.D5]" office:value-type="float" office:value="0.98497906919478" calcext:value-type="float">
            <text:p>0.98</text:p>
          </table:table-cell>
          <table:table-cell table:formula="of:=[.D5]*[.D5]" office:value-type="float" office:value="1600" calcext:value-type="float">
            <text:p>1600</text:p>
          </table:table-cell>
          <table:table-cell/>
          <table:table-cell office:value-type="float" office:value="-643" calcext:value-type="float">
            <text:p>-643</text:p>
          </table:table-cell>
          <table:table-cell office:value-type="float" office:value="106" calcext:value-type="float">
            <text:p>10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.00</text:p>
          </table:table-cell>
          <table:table-cell office:value-type="float" office:value="152" calcext:value-type="float">
            <text:p>152.00</text:p>
          </table:table-cell>
          <table:table-cell table:formula="of:=1/([.D6]+[.$B$5])" office:value-type="float" office:value="0.0326690623979092" calcext:value-type="float">
            <text:p>0.033</text:p>
          </table:table-cell>
          <table:table-cell/>
          <table:table-cell table:formula="of:=[.F6]*[.F6]" office:value-type="float" office:value="0.00106726763795848" calcext:value-type="float">
            <text:p>0.00</text:p>
          </table:table-cell>
          <table:table-cell table:formula="of:=[.F6]*[.D6]" office:value-type="float" office:value="0.980071871937276" calcext:value-type="float">
            <text:p>0.98</text:p>
          </table:table-cell>
          <table:table-cell table:formula="of:=[.D6]*[.D6]" office:value-type="float" office:value="900" calcext:value-type="float">
            <text:p>9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float" office:value="20" calcext:value-type="float">
            <text:p>20.00</text:p>
          </table:table-cell>
          <table:table-cell office:value-type="float" office:value="137" calcext:value-type="float">
            <text:p>137.00</text:p>
          </table:table-cell>
          <table:table-cell table:formula="of:=1/([.D7]+[.$B$5])" office:value-type="float" office:value="0.0485201358563804" calcext:value-type="float">
            <text:p>0.049</text:p>
          </table:table-cell>
          <table:table-cell/>
          <table:table-cell table:formula="of:=[.F7]*[.F7]" office:value-type="float" office:value="0.00235420358352161" calcext:value-type="float">
            <text:p>0.00</text:p>
          </table:table-cell>
          <table:table-cell table:formula="of:=[.F7]*[.D7]" office:value-type="float" office:value="0.970402717127608" calcext:value-type="float">
            <text:p>0.97</text:p>
          </table:table-cell>
          <table:table-cell table:formula="of:=[.D7]*[.D7]" office:value-type="float" office:value="400" calcext:value-type="float">
            <text:p>400</text:p>
          </table:table-cell>
          <table:table-cell/>
          <table:table-cell table:style-name="ce14" office:value-type="string" calcext:value-type="string">
            <text:p>Rкр, кОм</text:p>
          </table:table-cell>
          <table:table-cell table:style-name="ce16" office:value-type="string" calcext:value-type="string">
            <text:p>σRкр, кОм</text:p>
          </table:table-cell>
          <table:table-cell/>
        </table:table-row>
        <table:table-row table:style-name="ro1">
          <table:table-cell office:value-type="string" calcext:value-type="string">
            <text:p>R1/R2 </text:p>
          </table:table-cell>
          <table:table-cell table:formula="of:=1/200" office:value-type="float" office:value="0.005" calcext:value-type="float">
            <text:p>0.005</text:p>
          </table:table-cell>
          <table:table-cell/>
          <table:table-cell office:value-type="float" office:value="10" calcext:value-type="float">
            <text:p>10.00</text:p>
          </table:table-cell>
          <table:table-cell office:value-type="float" office:value="102" calcext:value-type="float">
            <text:p>102.00</text:p>
          </table:table-cell>
          <table:table-cell table:formula="of:=1/([.D8]+[.$B$5])" office:value-type="float" office:value="0.0942507068803016" calcext:value-type="float">
            <text:p>0.094</text:p>
          </table:table-cell>
          <table:table-cell/>
          <table:table-cell table:formula="of:=[.F8]*[.F8]" office:value-type="float" office:value="0.00888319574743653" calcext:value-type="float">
            <text:p>0.01</text:p>
          </table:table-cell>
          <table:table-cell table:formula="of:=[.F8]*[.D8]" office:value-type="float" office:value="0.942507068803016" calcext:value-type="float">
            <text:p>0.94</text:p>
          </table:table-cell>
          <table:table-cell table:formula="of:=[.D8]*[.D8]" office:value-type="float" office:value="100" calcext:value-type="float">
            <text:p>100</text:p>
          </table:table-cell>
          <table:table-cell/>
          <table:table-cell table:style-name="ce8" office:value-type="float" office:value="5.9" calcext:value-type="float">
            <text:p>5.9</text:p>
          </table:table-cell>
          <table:table-cell table:style-name="ce8" office:value-type="float" office:value="0.9" calcext:value-type="float">
            <text:p>0.9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.00</text:p>
          </table:table-cell>
          <table:table-cell office:value-type="float" office:value="67" calcext:value-type="float">
            <text:p>67.00</text:p>
          </table:table-cell>
          <table:table-cell table:formula="of:=1/([.D9]+[.$B$5])" office:value-type="float" office:value="0.17825311942959" calcext:value-type="float">
            <text:p>0.178</text:p>
          </table:table-cell>
          <table:table-cell/>
          <table:table-cell table:formula="of:=[.F9]*[.F9]" office:value-type="float" office:value="0.0317741745863797" calcext:value-type="float">
            <text:p>0.03</text:p>
          </table:table-cell>
          <table:table-cell table:formula="of:=[.F9]*[.D9]" office:value-type="float" office:value="0.89126559714795" calcext:value-type="float">
            <text:p>0.89</text:p>
          </table:table-cell>
          <table:table-cell table:formula="of:=[.D9]*[.D9]" office:value-type="float" office:value="25" calcext:value-type="float">
            <text:p>25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formula="of:=SUM([.D4:.D9])/6" office:value-type="float" office:value="25.8333333333333" calcext:value-type="float">
            <text:p>25.83</text:p>
          </table:table-cell>
          <table:table-cell table:formula="of:=SUM([.E4:.E9])/6" office:value-type="float" office:value="132.166666666667" calcext:value-type="float">
            <text:p>132.17</text:p>
          </table:table-cell>
          <table:table-cell table:style-name="ce3" table:formula="of:=SUM([.F4:.F9])/6" office:value-type="float" office:value="0.0663460737024696" calcext:value-type="float">
            <text:p>0.07</text:p>
          </table:table-cell>
          <table:table-cell office:value-type="string" calcext:value-type="string">
            <text:p>&lt;&gt;</text:p>
          </table:table-cell>
          <table:table-cell table:formula="of:=SUM([.H4:.H9])/6" office:value-type="float" office:value="0.00751260369263776" calcext:value-type="float">
            <text:p>0.01</text:p>
          </table:table-cell>
          <table:table-cell table:formula="of:=SUM([.I4:.I9])/6" office:value-type="float" office:value="0.959528895041494" calcext:value-type="float">
            <text:p>0.96</text:p>
          </table:table-cell>
          <table:table-cell table:formula="of:=SUM([.J4:.J9])/6" office:value-type="float" office:value="920.833333333333" calcext:value-type="float">
            <text:p>920.8333333333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5">
      <number:number number:decimal-places="3" number:min-decimal-places="3" number:min-integer-digits="1" number:grouping="true"/>
    </number:number-style>
    <number:number-style style:name="N124">
      <number:number number:decimal-places="4" number:min-decimal-places="4" number:min-integer-digits="1" number:grouping="true"/>
    </number:number-style>
    <number:number-style style:name="N12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22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1">
      <number:scientific-number number:decimal-places="14" number:min-decimal-places="14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1131 754" svg:d="M566 0l-566 754 114-85 136-68 148-46 161-17 161 13 153 46 140 68 118 89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5T05:33:26.172193234</meta:creation-date>
    <dc:date>2022-10-06T00:35:15.438894131</dc:date>
    <meta:editing-duration>PT34M53S</meta:editing-duration>
    <meta:editing-cycles>4</meta:editing-cycles>
    <meta:generator>LibreOffice/7.3.5.2$Linux_X86_64 LibreOffice_project/30$Build-2</meta:generator>
    <meta:document-statistic meta:table-count="3" meta:cell-count="37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use-zero" chart:sort-by-x-values="tru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minimum="50" chart:maximum="300" chart:origin="0" chart:interval-major="50" chart:interval-minor-divisor="2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tick-marks-major-inner="true" chart:tick-marks-major-outer="true" chart:logarithmic="false" chart:minimum="50" chart:maximum="250" chart:origin="0" chart:interval-major="20" chart:interval-minor-divisor="9" chart:reverse-direction="false" text:line-break="false" loext:try-staggering-first="false" chart:label-arrangement="side-by-sid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2cm" chart:symbol-height="0.5cm" chart:link-data-style-to-source="true"/>
      <style:graphic-properties draw:stroke-dash="Dot" svg:stroke-color="#2a6099" draw:fill-color="#2a6099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</style:style>
    <style:style style:name="ch11" style:family="chart">
      <style:chart-properties chart:solid-type="cuboid" chart:symbol-type="named-symbol" chart:symbol-name="plus" chart:symbol-width="0.2cm" chart:symbol-height="0.5cm"/>
    </style:style>
    <style:style style:name="ch12" style:family="chart">
      <style:chart-properties chart:solid-type="cuboid" chart:symbol-type="named-symbol" chart:symbol-name="plus" chart:symbol-width="0.2cm" chart:symbol-height="0.5cm"/>
      <style:graphic-properties draw:stroke="dash" draw:stroke-dash="Long_5f_5f_5f_5f_5f_5f_5f_20_5f_5f_5f_5f_5f_5f_5f_Do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51cm" svg:height="8.337cm" xlink:href=".." xlink:type="simple" chart:class="chart:scatter" chart:style-name="ch1">
        <chart:title svg:x="4.652cm" svg:y="0.292cm" chart:style-name="ch2">
          <text:p>Зависимость силы тока от отклонения зайчика</text:p>
        </chart:title>
        <chart:plot-area chart:style-name="ch3" table:cell-range-address="'Часть 1. Динамическая постоянная'.D4:'Часть 1. Динамическая постоянная'.D19 'Часть 1. Динамическая постоянная'.F4:'Часть 1. Динамическая постоянная'.F19" svg:x="1.366cm" svg:y="1.247cm" svg:width="16.03cm" svg:height="5.943cm">
          <chart:coordinate-region svg:x="2.649cm" svg:y="1.447cm" svg:width="14.467cm" svg:height="5.096cm"/>
          <chart:axis chart:dimension="x" chart:name="primary-x" chart:style-name="ch4">
            <chart:title svg:x="8.953cm" svg:y="7.356cm" chart:style-name="ch5">
              <text:p>x, мм</text:p>
            </chart:title>
            <chart:grid chart:style-name="ch6" chart:class="major"/>
          </chart:axis>
          <chart:axis chart:dimension="y" chart:name="primary-y" chart:style-name="ch7">
            <chart:title svg:x="0.451cm" svg:y="4.593cm" chart:style-name="ch8">
              <text:p>I, нА</text:p>
            </chart:title>
            <chart:grid chart:style-name="ch6" chart:class="major"/>
          </chart:axis>
          <chart:series chart:style-name="ch9" chart:values-cell-range-address="'Часть 1. Динамическая постоянная'.F4:'Часть 1. Динамическая постоянная'.F19" chart:class="chart:scatter">
            <chart:domain table:cell-range-address="'Часть 1. Динамическая постоянная'.D4:'Часть 1. Динамическая постоянная'.D19"/>
            <chart:regression-curve chart:style-name="ch10"/>
            <chart:data-point chart:repeated="9"/>
            <chart:data-point chart:style-name="ch11" chart:repeated="2"/>
            <chart:data-point chart:repeated="2"/>
            <chart:data-point chart:style-name="ch12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4">
                <text:p>254</text:p>
                <draw:g>
                  <svg:desc>'Часть 1. Динамическая постоянная'.D4:'Часть 1. Динамическая постоянная'.D19</svg:desc>
                </draw:g>
              </table:table-cell>
              <table:table-cell office:value-type="float" office:value="241.379310344828">
                <text:p>241.379310344828</text:p>
                <draw:g>
                  <svg:desc>'Часть 1. Динамическая постоянная'.F4:'Часть 1. Динамическая постоянная'.F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3">
                <text:p>213</text:p>
              </table:table-cell>
              <table:table-cell office:value-type="float" office:value="202.572347266881">
                <text:p>202.572347266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">
                <text:p>183</text:p>
              </table:table-cell>
              <table:table-cell office:value-type="float" office:value="174.515235457064">
                <text:p>174.515235457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1">
                <text:p>161</text:p>
              </table:table-cell>
              <table:table-cell office:value-type="float" office:value="153.284671532847">
                <text:p>153.284671532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3">
                <text:p>143</text:p>
              </table:table-cell>
              <table:table-cell office:value-type="float" office:value="136.659436008677">
                <text:p>136.6594360086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">
                <text:p>129</text:p>
              </table:table-cell>
              <table:table-cell office:value-type="float" office:value="123.287671232877">
                <text:p>123.2876712328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">
                <text:p>117</text:p>
              </table:table-cell>
              <table:table-cell office:value-type="float" office:value="112.299465240642">
                <text:p>112.299465240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">
                <text:p>108</text:p>
              </table:table-cell>
              <table:table-cell office:value-type="float" office:value="103.109656301146">
                <text:p>103.109656301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5.3101361573374">
                <text:p>95.31013615733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">
                <text:p>92</text:p>
              </table:table-cell>
              <table:table-cell office:value-type="float" office:value="88.6075949367089">
                <text:p>88.60759493670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">
                <text:p>86</text:p>
              </table:table-cell>
              <table:table-cell office:value-type="float" office:value="82.7858081471748">
                <text:p>82.78580814717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77.6818742293465">
                <text:p>77.68187422934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">
                <text:p>77</text:p>
              </table:table-cell>
              <table:table-cell office:value-type="float" office:value="73.1707317073171">
                <text:p>73.1707317073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69.1547749725576">
                <text:p>69.15477497255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8">
                <text:p>68</text:p>
              </table:table-cell>
              <table:table-cell office:value-type="float" office:value="65.5567117585848">
                <text:p>65.55671175858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">
                <text:p>65</text:p>
              </table:table-cell>
              <table:table-cell office:value-type="float" office:value="62.3145400593472">
                <text:p>62.31454005934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hatch draw:name="ChartHatch_20_1" draw:display-name="ChartHatch 1" draw:style="double" draw:color="#000000" draw:distance="0.305cm" draw:rotation="900"/>
    <draw:fill-image draw:name="ChartBitmap_20_1" draw:display-name="ChartBitmap 1" xlink:href="Pictures/10000000000000080000000820A1E16DA75ED138.png" xlink:type="simple" xlink:show="embed" xlink:actuate="onLoad"/>
    <draw:stroke-dash draw:name="Dot" draw:style="rect" draw:dots1="1" draw:dots1-length="100%" draw:distance="10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tar" chart:symbol-width="0.65cm" chart:symbol-height="0.2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2a6099"/>
    </style:style>
    <style:style style:name="ch11" style:family="chart">
      <style:chart-properties chart:solid-type="cuboid" chart:symbol-type="named-symbol" chart:symbol-name="star" chart:symbol-width="0.65cm" chart:symbol-height="0.2cm"/>
      <style:graphic-properties svg:stroke-color="#2a6099" draw:fill-color="#2a6099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scatter" chart:column-mapping="1 0" chart:style-name="ch1">
        <chart:title svg:x="2.485cm" svg:y="0.314cm" chart:style-name="ch2">
          <text:p>График зависимости безразмерного параметра ξ  от сопротивления магазина R</text:p>
        </chart:title>
        <chart:plot-area chart:style-name="ch3" table:cell-range-address="'Часть 2. Определение критического сопротивления'.H4:'Часть 2. Определение критического сопротивления'.H14 'Часть 2. Определение критического сопротивления'.D4:'Часть 2. Определение критического сопротивления'.D14" svg:x="1.331cm" svg:y="1.776cm" svg:width="14.36cm" svg:height="6.061cm">
          <chart:coordinate-region svg:x="1.952cm" svg:y="1.975cm" svg:width="13.407cm" svg:height="5.215cm"/>
          <chart:axis chart:dimension="x" chart:name="primary-x" chart:style-name="ch4">
            <chart:title svg:x="8.388cm" svg:y="8.016cm" chart:style-name="ch5">
              <text:p>ξ</text:p>
            </chart:title>
            <chart:grid chart:style-name="ch6" chart:class="major"/>
          </chart:axis>
          <chart:axis chart:dimension="y" chart:name="primary-y" chart:style-name="ch7">
            <chart:title svg:x="0.451cm" svg:y="5.353cm" chart:style-name="ch8">
              <text:p>R, кОм</text:p>
            </chart:title>
            <chart:grid chart:style-name="ch6" chart:class="major"/>
          </chart:axis>
          <chart:series chart:style-name="ch9" chart:values-cell-range-address="'Часть 2. Определение критического сопротивления'.D4:'Часть 2. Определение критического сопротивления'.D14" chart:class="chart:scatter">
            <chart:domain table:cell-range-address="'Часть 2. Определение критического сопротивления'.H4:'Часть 2. Определение критического сопротивления'.H14"/>
            <chart:regression-curve chart:style-name="ch10"/>
            <chart:data-point chart:repeated="7"/>
            <chart:data-point chart:style-name="ch11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803144276938">
                <text:p>3.4803144276938</text:p>
                <draw:g>
                  <svg:desc>'Часть 2. Определение критического сопротивления'.H4:'Часть 2. Определение критического сопротивления'.H14</svg:desc>
                </draw:g>
              </table:table-cell>
              <table:table-cell office:value-type="float" office:value="21.9">
                <text:p>21.9</text:p>
                <draw:g>
                  <svg:desc>'Часть 2. Определение критического сопротивления'.D4:'Часть 2. Определение критического сопротивления'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96309842786291">
                <text:p>3.96309842786291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43843676151835">
                <text:p>4.43843676151835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89231759991998">
                <text:p>4.89231759991998</text:p>
              </table:table-cell>
              <table:table-cell office:value-type="float" office:value="32.9">
                <text:p>32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4478321960752">
                <text:p>5.24478321960752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9027382771348">
                <text:p>5.69027382771348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27580465529238">
                <text:p>6.27580465529238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3192927560504">
                <text:p>7.03192927560504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73256513472075">
                <text:p>7.73256513472075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24588252657787">
                <text:p>8.24588252657787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1445646760311">
                <text:p>8.61445646760311</text:p>
              </table:table-cell>
              <table:table-cell office:value-type="float" office:value="73">
                <text:p>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hatch draw:name="ChartHatch_20_1" draw:display-name="ChartHatch 1" draw:style="double" draw:color="#000000" draw:distance="0.305cm" draw:rotation="900"/>
    <draw:fill-image draw:name="ChartBitmap_20_1" draw:display-name="ChartBitmap 1" xlink:href="Pictures/10000000000000080000000820A1E16DA75ED138.png" xlink:type="simple" xlink:show="embed" xlink:actuate="onLoad"/>
    <draw:stroke-dash draw:name="Dot" draw:style="rect" draw:dots1="1" draw:dots1-length="100%" draw:distance="100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25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5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plus" chart:symbol-width="0.4cm" chart:symbol-height="0.4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1cm" svg:height="8.997cm" xlink:href=".." xlink:type="simple" chart:class="chart:scatter" chart:column-mapping="1 0" chart:style-name="ch1">
        <chart:title svg:x="3.344cm" svg:y="0.314cm" chart:style-name="ch2">
          <text:p>Определение критического сопротивления в баллистическом режиме</text:p>
        </chart:title>
        <chart:plot-area chart:style-name="ch3" table:cell-range-address="'Часть 3. Режим заряда'.E4:'Часть 3. Режим заряда'.F9" svg:x="1.331cm" svg:y="1.776cm" svg:width="14.36cm" svg:height="6.061cm">
          <chart:coordinate-region svg:x="2.614cm" svg:y="1.975cm" svg:width="12.652cm" svg:height="5.215cm"/>
          <chart:axis chart:dimension="x" chart:name="primary-x" chart:style-name="ch4">
            <chart:title svg:x="7.276cm" svg:y="8.016cm" chart:style-name="ch5">
              <text:p>1/(R+Ro), кОм-1</text:p>
            </chart:title>
            <chart:grid chart:style-name="ch6" chart:class="major"/>
          </chart:axis>
          <chart:axis chart:dimension="y" chart:name="primary-y" chart:style-name="ch7">
            <chart:title svg:x="0.451cm" svg:y="5.564cm" chart:style-name="ch8">
              <text:p>Xmax, мм</text:p>
            </chart:title>
            <chart:grid chart:style-name="ch6" chart:class="major"/>
          </chart:axis>
          <chart:series chart:style-name="ch9" chart:values-cell-range-address="'Часть 3. Режим заряда'.E4:'Часть 3. Режим заряда'.E9" chart:class="chart:scatter">
            <chart:domain table:cell-range-address="'Часть 3. Режим заряда'.F4:'Часть 3. Режим заряда'.F9"/>
            <chart:regression-curve chart:style-name="ch10"/>
            <chart:regression-curve chart:style-name="ch10">
              <chart:equation chart:display-equation="true" chart:display-r-square="false" svg:x="6.595cm" svg:y="2.489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97589409207666">
                <text:p>0.0197589409207666</text:p>
                <draw:g>
                  <svg:desc>'Часть 3. Режим заряда'.F4:'Часть 3. Режим заряда'.F9</svg:desc>
                </draw:g>
              </table:table-cell>
              <table:table-cell office:value-type="float" office:value="169">
                <text:p>169</text:p>
                <draw:g>
                  <svg:desc>'Часть 3. Режим заряда'.E4:'Часть 3. Режим заряда'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46244767298695">
                <text:p>0.024624476729869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6690623979092">
                <text:p>0.032669062397909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85201358563804">
                <text:p>0.0485201358563804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42507068803016">
                <text:p>0.094250706880301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825311942959">
                <text:p>0.17825311942959</text:p>
              </table:table-cell>
              <table:table-cell office:value-type="float" office:value="67">
                <text:p>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hatch draw:name="ChartHatch_20_1" draw:display-name="ChartHatch 1" draw:style="double" draw:color="#000000" draw:distance="0.305cm" draw:rotation="900"/>
    <draw:fill-image draw:name="ChartBitmap_20_1" draw:display-name="ChartBitmap 1" xlink:href="Pictures/10000000000000080000000820A1E16DA75ED138.png" xlink:type="simple" xlink:show="embed" xlink:actuate="onLoad"/>
    <draw:stroke-dash draw:name="Dot" draw:style="rect" draw:dots1="1" draw:dots1-length="100%" draw:distance="100%"/>
  </office:styles>
</office:document-styles>
</file>